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39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 office:value-type="string" calcext:value-type="string">
            <text:p><text:a xlink:href="https://ds.1-s.es/" xlink:type="simple">https://ds.1-s.es/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DIRIMAGENE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index.html</text:p>
          </table:table-cell>
          <table:table-cell office:value-type="string" calcext:value-type="string">
            <text:p>sisvars.ph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bility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STABILITY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index.html</text:p>
          </table:table-cell>
          <table:table-cell office:value-type="string" calcext:value-type="string">
            <text:p>stability.ph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./sense_mail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ENSEMAIL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tability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sense_sms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ENSE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tability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sisvars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ISVAR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tability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/var/www/scribe/add_caption.py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ADDCAPTIO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tability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NOMSTABILITYSMS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STABILITYSMS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ense_sm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/var/www/PHPMailer/src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PHPMAILERSRC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ense_mail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NOMESTABILITYMAIL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ESTABILITYMAIL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ense_mail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ttps://iabots.1-s.es/dreamstudio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AP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ttps://ia.1-s.es/dreamstudio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SITAP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ttps://ia.1-s.e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ITURL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ttps://ds.1-s.e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IM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imagene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IM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ttps://1wise.e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EMPRESA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PMSERV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SERV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PMUS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US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PMPASSOW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PASSOW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PMFROM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FROM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PMBCC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BCC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SMSUSER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MSUSER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SMSPASSWO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MSPASSWO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GREPIN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GREPIN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ense_sm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GREPOUT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GREPOUT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sense_sms.php</text:p>
          </table:table-cell>
          <table:table-cell table:number-columns-repeated="16377"/>
        </table:table-row>
        <table:table-row table:style-name="ro1" table:number-rows-repeated="1048551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09:29:50.732171696</meta:creation-date>
    <dc:date>2023-04-16T22:04:38.176149200</dc:date>
    <meta:editing-duration>PT1H31M47S</meta:editing-duration>
    <meta:editing-cycles>6</meta:editing-cycles>
    <meta:generator>LibreOffice/7.4.5.1$Linux_X86_64 LibreOffice_project/40$Build-1</meta:generator>
    <meta:document-statistic meta:table-count="1" meta:cell-count="122" meta:object-count="0"/>
  </office:meta>
</office:document-meta>
</file>